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7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ginndatum</text:p>
          </table:table-cell>
          <table:table-cell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number-columns-repeated="4"/>
          <table:table-cell table:style-name="ce12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ebugLogicFacade</text:p>
          </table:table-cell>
          <table:table-cell table:number-columns-repeated="4"/>
          <table:table-cell table:style-name="ce9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gramInput</text:p>
          </table:table-cell>
          <table:table-cell table:number-columns-repeated="4"/>
          <table:table-cell table:style-name="ce10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reakpoint</text:p>
          </table:table-cell>
          <table:table-cell table:number-columns-repeated="4"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lationalSuggestion</text:p>
          </table:table-cell>
          <table:table-cell table:number-columns-repeated="4"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RelationalSuggestion</text:p>
          </table:table-cell>
          <table:table-cell table:number-columns-repeated="4"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mmandGenerationVisitor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10-11" calcext:value-type="date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cope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mmand</text:p>
          </table:table-cell>
          <table:table-cell office:value-type="string" calcext:value-type="string">
            <text:p>Benedikt</text:p>
          </table:table-cell>
          <table:table-cell table:number-columns-repeated="2" table:style-name="ce11" office:value-type="date" office:date-value="2018-10-10" calcext:value-type="date">
            <text:p>10.10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ArrayDeclaration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Decleration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Element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all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eturn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While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Else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Benedikt</text:p>
          </table:table-cell>
          <table:table-cell table:number-columns-repeated="2" table:style-name="ce11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State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TraceStatePosition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nditionalBreakpoint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WatchExpress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ScopeTuple</text:p>
          </table:table-cell>
          <table:table-cell office:value-type="string" calcext:value-type="string">
            <text:p>Benedikt</text:p>
          </table:table-cell>
          <table:table-cell table:number-columns-repeated="2" table:style-name="ce11" office:value-type="date" office:date-value="2018-01-09" calcext:value-type="date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GenerationVisitor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9" calcext:value-type="date">
            <text:p>09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rrayAccessRelational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rrayAccess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Relational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ant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ative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naryArithmetic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Float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Int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Long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Double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Char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Boolean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Array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it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bstract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ultiplicat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vis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dulo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inary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d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EqualComparis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Equal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qual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Equal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DL.Exceptions</text:p>
          </table:table-cell>
          <table:table-cell table:style-name="ce4" office:value-type="string" calcext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table:style-name="ce4" office:value-type="string" calcext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UI</text:p>
          </table:table-cell>
          <table:table-cell table:style-name="ce9" office:value-type="string" calcext:value-type="string">
            <text:p>GUIFacade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MainInterface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ebugger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Error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ecision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ArrayValue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VariableSuggestion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Expression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 calcext:value-type="string">
            <text:p>Command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Program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WatchExpression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CondBreakpoint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Facade</text:p>
          </table:table-cell>
          <table:table-cell office:value-type="string" calcext:value-type="string">
            <text:p>FileHandlerFacad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figuration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RDBF</text:p>
          </table:table-cell>
          <table:table-cell office:value-type="string" calcext:value-type="string">
            <text:p>RDBFProp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rop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ars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Additions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Block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ata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Excpetions</text:p>
          </table:table-cell>
          <table:table-cell office:value-type="string" calcext:value-type="string">
            <text:p>FileHandler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NotFound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Block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Assignment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validLineType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4:32:07.8097398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1T14:33:45.281596677</dc:date>
    <meta:editing-duration>PT51M32S</meta:editing-duration>
    <meta:editing-cycles>23</meta:editing-cycles>
    <meta:generator>LibreOffice/5.1.6.2$Linux_X86_64 LibreOffice_project/10m0$Build-2</meta:generator>
    <meta:document-statistic meta:table-count="3" meta:cell-count="307" meta:object-count="0"/>
  </office:meta>
</office:document-meta>
</file>